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áverečná správa – S. V. Stuchlá</text:p>
      <text:p text:style-name="Standard"/>
      <text:p text:style-name="Standard"><text:tab/>Pri tvorbe projektu zaoberajúceho sa tvorbou aplikácie na správu gramatík vo formáte SRGS prístupnej prostredníctvom webového rozhrania bola moja hlavná zodpovednosť práca s dokumentami vo formáte XML. Bola som zodpovedná za ich validáciu a pridávanie užívateľom špecifikovaného pravidla do existujúcej gramatiky. </text:p>
      <text:p text:style-name="Standard"><text:tab/>Pri validácii gramatiky som vychádzala z zo špecifikácie W3C <text:bookmark text:name="title"/>Speech Recognition Grammar Specification Version 1.0, dostupnej na <text:a xlink:type="simple" xlink:href="http://www.w3.org/TR/speech-grammar/">http://www.w3.org/TR/speech-grammar/</text:a>. Tento dokument z roku 2004 popisuje formát SRGS gramatiky a taktiež obsahuje definície XML schém ktorým majú tieto gramatiky vyhovovať. Na validáciu som použila schému dostupnú na </text:p>
      <text:p text:style-name="Standard"><text:a xlink:type="simple" xlink:href="http://www.w3.org/TR/speech-grammar/grammar.xsd">http://www.w3.org/TR/speech-grammar/grammar.xsd</text:a>, ktorá využíva schémy <text:a xlink:type="simple" xlink:href="http://www.w3.org/2001/xml.xsd">http://www.w3.org/2001/xml.xsd</text:a> a <text:a xlink:type="simple" xlink:href="http://www.w3.org/TR/speech-grammar/grammar-core.xsd">http://www.w3.org/TR/speech-grammar/grammar-core.xsd</text:a>. Pri tvorbe validátora som vychádzala hlavne z už existujúcich riešení. Použila som triedy z Javy zo skupiny javax.xml.validation. Schémy som sa rozhodla dať priamo do projektu aby aplikácia mohla fungovať aj bez prístupu na Internet a taktiež pre vyššiu rýchlosť takéhoot riešenia.</text:p>
      <text:p text:style-name="Standard"><text:tab/>Mojou ďalšou úlohou bolo implementovať funkciu ktorá pridáva užívateľom zadané pravidlo do gramatiky uloženej v databáze. Užívateľ zadáva nové pravidlo cez webové rozhranie, mojou úlohou bolo spracovať toto pravidlo a pridať ho ku zvolenej gramatike. Vzhľadom na to, že pravdilo bolo zadané ako String bolo ho treba spracovať do formátu Document. Do tohto formátu bolo treba skonvertovať aj xml súbor z databázy, aby ho bolo možné prehľadávať a manipolovať s ním. Následne sa užívateľom zadané pravidlo rekurzívne skopíruje a pripojí na koniec zoznamu pravidiel v gramatike. <text:s/>Takto vytvorený dokument sa následne transformuje do súborového formátu xml vyžadovaného databázou a vloží s do nej namiesto pôvodného súboru.</text:p>
      <text:p text:style-name="Standard"><text:tab/>Celkovo hodnotím tento projekt veľmi pozitívne. Dal mi možnosť prvý krát za štúdium pracovať na komplexnej aplikácii vo väčšom tíme ľudí a prehĺbil moju znalosť jazyka Java. Zistila som že často najväčším problémom je komunikácia v rámci tímu a pri školských projektoch aj nedostatok času vzhľadom na skúškové obdobie, hlavne v prípade keď v rámci tímu máme inak rozvrhnuté skúšky, štátnice a bakalárky. Ďalej pozitívne hodnotím že sme sa museli držať štandartu pre SRGS gramatiky a nie len všeobecného XML, čo ma donútilo si prečítať dokument s ich špecifikáciou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Free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ara </meta:initial-creator>
    <meta:creation-date>2015-06-09T13:26:01</meta:creation-date>
    <dc:date>2015-06-09T15:30:10</dc:date>
    <dc:creator>Kiara </dc:creator>
    <meta:editing-duration>PT2M8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6" meta:word-count="336" meta:character-count="2417" meta:non-whitespace-character-count="2079"/>
  </office:meta>
</office:document-meta>
</file>